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, 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d4a8"/>
    </style:style>
    <style:style style:name="P2" style:family="paragraph" style:parent-style-name="Standard">
      <style:text-properties fo:font-weight="bold" officeooo:paragraph-rsid="001f636e" style:font-weight-asian="bold" style:font-weight-complex="bold"/>
    </style:style>
    <style:style style:name="P3" style:family="paragraph" style:parent-style-name="Standard">
      <style:text-properties fo:font-size="12pt" fo:font-weight="bold" officeooo:paragraph-rsid="0020071b" style:font-size-asian="12pt" style:font-weight-asian="bold" style:font-size-complex="12pt" style:font-weight-complex="bold"/>
    </style:style>
    <style:style style:name="P4" style:family="paragraph" style:parent-style-name="Heading_20_2">
      <style:text-properties fo:font-variant="normal" fo:text-transform="none" fo:color="#555555" style:font-name="Merriweather" fo:font-style="normal" fo:font-weight="bold" officeooo:paragraph-rsid="00236f3b"/>
    </style:style>
    <style:style style:name="T1" style:family="text">
      <style:text-properties officeooo:rsid="001ad4a8"/>
    </style:style>
    <style:style style:name="T2" style:family="text">
      <style:text-properties fo:font-variant="normal" fo:text-transform="none" fo:color="#555555" style:font-name="Merriweather" fo:font-size="15pt" fo:letter-spacing="normal" fo:font-style="normal"/>
    </style:style>
    <style:style style:name="T3" style:family="text">
      <style:text-properties fo:font-variant="normal" fo:text-transform="none" fo:color="#555555" style:font-name="Merriweather" fo:font-size="15pt" fo:letter-spacing="normal" fo:font-style="normal" fo:font-weight="normal"/>
    </style:style>
    <style:style style:name="T4" style:family="text">
      <style:text-properties fo:font-variant="normal" fo:text-transform="none" fo:color="#555555" style:font-name="Merriweather" fo:letter-spacing="normal" fo:font-style="normal"/>
    </style:style>
    <style:style style:name="T5" style:family="text">
      <style:text-properties fo:font-variant="normal" fo:text-transform="none" fo:color="#555555" fo:font-size="10.5pt" fo:letter-spacing="normal" fo:font-style="normal" fo:font-weight="normal" fo:background-color="#f1f1f1" loext:char-shading-value="0" loext:padding="0.049cm" loext:border="0.06pt solid #e1e1e1"/>
    </style:style>
    <style:style style:name="T6" style:family="text">
      <style:text-properties fo:font-variant="normal" fo:text-transform="none" fo:color="#555555" fo:letter-spacing="normal"/>
    </style:style>
    <style:style style:name="T7" style:family="text">
      <style:text-properties fo:font-variant="normal" fo:text-transform="none" fo:color="#555555" style:font-name="Verdana" fo:font-size="15pt" fo:letter-spacing="normal" fo:font-style="normal" fo:font-weight="normal"/>
    </style:style>
    <style:style style:name="T8" style:family="text">
      <style:text-properties fo:font-variant="normal" fo:text-transform="none" fo:color="#555555" style:font-name="Verdana" fo:font-size="10.5pt" fo:letter-spacing="normal" fo:font-style="normal" fo:font-weight="normal" fo:background-color="#f1f1f1" loext:char-shading-value="0" loext:padding="0.049cm" loext:border="0.06pt solid #e1e1e1"/>
    </style:style>
    <style:style style:name="T9" style:family="text">
      <style:text-properties fo:font-variant="normal" fo:text-transform="none" fo:color="#555555" style:font-name="Verdana" fo:letter-spacing="normal"/>
    </style:style>
    <style:style style:name="T10" style:family="text">
      <style:text-properties fo:font-variant="normal" fo:text-transform="none" fo:color="#555555" style:font-name="Verdana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555555" style:font-name="Verdana" fo:font-size="12pt" fo:letter-spacing="normal" fo:font-style="normal" fo:font-weight="normal" fo:background-color="#f1f1f1" loext:char-shading-value="0" style:font-size-asian="12pt" style:font-size-complex="12pt" loext:padding="0.049cm" loext:border="0.06pt solid #e1e1e1"/>
    </style:style>
    <style:style style:name="T12" style:family="text">
      <style:text-properties fo:font-variant="normal" fo:text-transform="none" fo:color="#555555" style:font-name="Verdana" fo:font-size="12pt" fo:letter-spacing="normal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d4a8" style:font-weight-asian="bold" style:font-weight-complex="bold"/>
    </style:style>
    <style:style style:name="T15" style:family="text">
      <style:text-properties fo:font-size="12pt" fo:letter-spacing="normal" style:font-size-asian="12pt" style:font-weight-asian="bold" style:font-size-complex="12pt" style:font-weight-complex="bold"/>
    </style:style>
    <style:style style:name="T16" style:family="text">
      <style:text-properties fo:font-size="12pt" fo:letter-spacing="normal" officeooo:rsid="00236f3b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the-injectable-decorator"/>The @Injectable Decorator <text:s/><text:span text:style-name="T15">required </text:span><text:span text:style-name="T16">or <text:s/>optional ?</text:span></text:h>
      <text:p text:style-name="P1"><text:span text:style-name="T14">Ans</text:span><text:span text:style-name="T1">: </text:span><text:span text:style-name="T10">The </text:span><text:span text:style-name="Source_20_Text"><text:span text:style-name="T11">@Injectable()</text:span></text:span><text:span text:style-name="T12"> </text:span><text:span text:style-name="T10">decorator is needed when a Service needs dependencies injected to its constructor. Although it is optional when a service doesn't need dependencies injected into it, a common practice is to use the </text:span><text:span text:style-name="Source_20_Text"><text:span text:style-name="T11">Injectable()</text:span></text:span><text:span text:style-name="T12"> </text:span><text:span text:style-name="T10">decorator for all services for consistency and so that when a service requires dependencies in the future you don't have to worry about remembering to add the decorator.</text:span></text:p>
      <text:p text:style-name="P3"><text:span text:style-name="T4"><text:s/>// The Injectable decorator is required for dependency injection to work</text:span></text:p>
      <text:p text:style-name="P1">import { Injectable } from '@angular/core';</text:p>
      <text:p text:style-name="P1">import { Http } from '@angular/http';</text:p>
      <text:p text:style-name="P1"/>
      <text:p text:style-name="P1">@Injectable() // The Injectable decorator is required for dependency injection to work</text:p>
      <text:p text:style-name="P1">export class RepoService{</text:p>
      <text:p text:style-name="P1"><text:s text:c="2"/>constructor(<text:span text:style-name="T13">private http: Http</text:span>){</text:p>
      <text:p text:style-name="P1"><text:s text:c="2"/>}</text:p>
      <text:p text:style-name="P1"/>
      <text:p text:style-name="P1"><text:s text:c="2"/>fetchAll(){</text:p>
      <text:p text:style-name="P1"><text:s text:c="4"/>return this.http.get('https://api.github.com/repositories').map(res =&gt; res.json());</text:p>
      <text:p text:style-name="P1"><text:s text:c="2"/>}</text:p>
      <text:p text:style-name="P1">}</text:p>
      <text:p text:style-name="P1"/>
      <text:p text:style-name="P2"><text:s/>// Injectable is optional because this service doesn't have any dependencies</text:p>
      <text:p text:style-name="P1">import { Injectable } from '@angular/core';</text:p>
      <text:p text:style-name="P1"/>
      <text:p text:style-name="P1">@Injectable() // Injectable is optional because this service doesn't have any dependencies</text:p>
      <text:p text:style-name="P1">export class RepoService{</text:p>
      <text:p text:style-name="P1"><text:s text:c="2"/>constructor(){</text:p>
      <text:p text:style-name="P1"><text:s text:c="2"/>}</text:p>
      <text:p text:style-name="P1"><text:s text:c="2"/>fetchAll(){</text:p>
      <text:p text:style-name="P1"><text:s text:c="4"/>return [</text:p>
      <text:p text:style-name="P1"><text:s text:c="6"/>{</text:p>
      <text:p text:style-name="P1"><text:s text:c="8"/>id: 1,</text:p>
      <text:p text:style-name="P1"><text:s text:c="8"/>name: 'grit'</text:p>
      <text:p text:style-name="P1"><text:s text:c="6"/>}</text:p>
      <text:p text:style-name="P1"><text:s text:c="4"/>]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, 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54:32.140633440</meta:creation-date>
    <dc:date>2018-06-07T11:58:49.893362381</dc:date>
    <meta:editing-duration>PT4M15S</meta:editing-duration>
    <meta:editing-cycles>14</meta:editing-cycles>
    <meta:generator>LibreOffice/6.0.4.2$Linux_X86_64 LibreOffice_project/00m0$Build-2</meta:generator>
    <meta:document-statistic meta:table-count="0" meta:image-count="0" meta:object-count="0" meta:page-count="1" meta:paragraph-count="28" meta:word-count="166" meta:character-count="1195" meta:non-whitespace-character-count="997"/>
  </office:meta>
</office:document-meta>
</file>